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42708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アトリエかぐや コレクション コアMIX メガ盛り オカズですよ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鈴木みら乃]ヤバい！-復讐・闇サイト- いじめ速報、燃料投下！？ ネット民に問う。妹殺しはこの牝豚3人の中に…… 編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oRO]JKとオーク兵団 ～悪豚鬼に凌虐された聖女学園～ お嬢様JK恥じらい嗜虐～終わりのない始まり～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椎葉さんのウラの顔。 with イモートリップ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ashminaＡ]もう挟まずにはいられない ~星にお願いしたらこんなにおっきくなっちゃった!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Queen Bee]イマコシステム I ～イマコさんとイチナくん～［緑のルーペ］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サークルトリビュート]奥様は元ヤリマン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恋騎士 Purely☆Kiss The Animation Limited Edition 「藤守由宇」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677">
            <text:p>2014-02-07</text:p>
          </table:table-cell>
          <table:table-cell table:style-name="ce22" office:value-type="string">
            <text:p>[140207][ちちのや」鬼畜 ～母姉妹調教日記～ 第二話 二階堂愛美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